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8fa96"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fo:background-color="#f8fa9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RA NO</text:p>
          </table:table-cell>
          <table:table-cell office:value-type="string" calcext:value-type="string">
            <text:p>ÖĞRENCİ NO</text:p>
          </table:table-cell>
          <table:table-cell table:style-name="ce1" office:value-type="string" calcext:value-type="string">
            <text:p>ADI SOYADI</text:p>
          </table:table-cell>
          <table:table-cell table:style-name="ce1" office:value-type="string" calcext:value-type="string">
            <text:p>1.YAZILI</text:p>
          </table:table-cell>
          <table:table-cell table:style-name="ce1" office:value-type="string" calcext:value-type="string">
            <text:p>2.YAZILI</text:p>
          </table:table-cell>
          <table:table-cell table:style-name="ce1" office:value-type="string" calcext:value-type="string">
            <text:p>3.YAZILI</text:p>
          </table:table-cell>
          <table:table-cell/>
          <table:table-cell table:style-name="ce1" office:value-type="string" calcext:value-type="string">
            <text:p>PERF. -1</text:p>
          </table:table-cell>
          <table:table-cell table:style-name="ce1" office:value-type="string" calcext:value-type="string">
            <text:p>PERF. -2</text:p>
          </table:table-cell>
          <table:table-cell/>
          <table:table-cell table:style-name="ce1" office:value-type="string" calcext:value-type="string">
            <text:p>ORTALAMA</text:p>
          </table:table-cell>
          <table:table-cell table:style-name="ce1" office:value-type="string" calcext:value-type="string">
            <text:p>DERECE</text:p>
          </table:table-cell>
          <table:table-cell table:style-name="ce1" office:value-type="string" calcext:value-type="string">
            <text:p>DUR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TMA KAY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/>
          <table:table-cell table:formula="of:=AVERAGE([.D2];[.E2];[.F2];[.H2];[.I2])" office:value-type="float" office:value="96" calcext:value-type="float">
            <text:p>96</text:p>
          </table:table-cell>
          <table:table-cell table:formula="of:=DEGREES([.K2])" office:value-type="float" office:value="5500.3948332559" calcext:value-type="float">
            <text:p>5500,3948332559</text:p>
          </table:table-cell>
          <table:table-cell table:formula="of:=IF([.K2]&gt;=50 ;&quot;geçti&quot;;&quot;kaldı&quot;)" office:value-type="string" office:string-value="geçti" calcext:value-type="string">
            <text:p>geçt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YSUN TAŞ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AVERAGE([.D3];[.E3];[.F3];[.H3];[.I3])" office:value-type="float" office:value="87" calcext:value-type="float">
            <text:p>87</text:p>
          </table:table-cell>
          <table:table-cell table:formula="of:=DEGREES([.K3])" office:value-type="float" office:value="4984.73281763816" calcext:value-type="float">
            <text:p>4984,73281763816</text:p>
          </table:table-cell>
          <table:table-cell table:formula="of:=IF([.K3]&gt;=50 ;&quot;geçti&quot;;&quot;kaldı&quot;)" office:value-type="string" office:string-value="geçti" calcext:value-type="string">
            <text:p>geçt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MRA OKUR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D4];[.E4];[.F4];[.H4];[.I4])" office:value-type="float" office:value="84" calcext:value-type="float">
            <text:p>84</text:p>
          </table:table-cell>
          <table:table-cell table:formula="of:=DEGREES([.K4])" office:value-type="float" office:value="4812.84547909892" calcext:value-type="float">
            <text:p>4812,84547909892</text:p>
          </table:table-cell>
          <table:table-cell table:formula="of:=IF([.K4]&gt;=50 ;&quot;geçti&quot;;&quot;kaldı&quot;)" office:value-type="string" office:string-value="geçti" calcext:value-type="string">
            <text:p>geçt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MRE YAZAR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D5];[.E5];[.F5];[.H5];[.I5])" office:value-type="float" office:value="77" calcext:value-type="float">
            <text:p>77</text:p>
          </table:table-cell>
          <table:table-cell table:formula="of:=DEGREES([.K5])" office:value-type="float" office:value="4411.77502250734" calcext:value-type="float">
            <text:p>4411,77502250734</text:p>
          </table:table-cell>
          <table:table-cell table:formula="of:=IF([.K5]&gt;=50 ;&quot;geçti&quot;;&quot;kaldı&quot;)" office:value-type="string" office:string-value="geçti" calcext:value-type="string">
            <text:p>geçt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ÜLÇİN KISA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D6];[.E6];[.F6];[.H6];[.I6])" office:value-type="float" office:value="95" calcext:value-type="float">
            <text:p>95</text:p>
          </table:table-cell>
          <table:table-cell table:formula="of:=DEGREES([.K6])" office:value-type="float" office:value="5443.09905374282" calcext:value-type="float">
            <text:p>5443,09905374282</text:p>
          </table:table-cell>
          <table:table-cell table:formula="of:=IF([.K6]&gt;=50 ;&quot;geçti&quot;;&quot;kaldı&quot;)" office:value-type="string" office:string-value="geçti" calcext:value-type="string">
            <text:p>geçt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KEZBAN UZU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table:formula="of:=AVERAGE([.D7];[.E7];[.F7];[.H7];[.I7])" office:value-type="float" office:value="76" calcext:value-type="float">
            <text:p>76</text:p>
          </table:table-cell>
          <table:table-cell table:formula="of:=DEGREES([.K7])" office:value-type="float" office:value="4354.47924299426" calcext:value-type="float">
            <text:p>4354,47924299426</text:p>
          </table:table-cell>
          <table:table-cell table:formula="of:=IF([.K7]&gt;=50 ;&quot;geçti&quot;;&quot;kaldı&quot;)" office:value-type="string" office:string-value="geçti" calcext:value-type="string">
            <text:p>geçt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İBRAHİM BEYAZ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AVERAGE([.D8];[.E8];[.F8];[.H8];[.I8])" office:value-type="float" office:value="74" calcext:value-type="float">
            <text:p>74</text:p>
          </table:table-cell>
          <table:table-cell table:formula="of:=DEGREES([.K8])" office:value-type="float" office:value="4239.88768396809" calcext:value-type="float">
            <text:p>4239,88768396809</text:p>
          </table:table-cell>
          <table:table-cell table:formula="of:=IF([.K8]&gt;=50 ;&quot;geçti&quot;;&quot;kaldı&quot;)" office:value-type="string" office:string-value="geçti" calcext:value-type="string">
            <text:p>geçt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URAT SARI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D9];[.E9];[.F9];[.H9];[.I9])" office:value-type="float" office:value="71" calcext:value-type="float">
            <text:p>71</text:p>
          </table:table-cell>
          <table:table-cell table:formula="of:=DEGREES([.K9])" office:value-type="float" office:value="4068.00034542885" calcext:value-type="float">
            <text:p>4068,00034542885</text:p>
          </table:table-cell>
          <table:table-cell table:formula="of:=IF([.K9]&gt;=50 ;&quot;geçti&quot;;&quot;kaldı&quot;)" office:value-type="string" office:string-value="geçti" calcext:value-type="string">
            <text:p>geçt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RSİN KARA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table:formula="of:=AVERAGE([.D10];[.E10];[.F10];[.H10];[.I10])" office:value-type="float" office:value="74" calcext:value-type="float">
            <text:p>74</text:p>
          </table:table-cell>
          <table:table-cell table:formula="of:=DEGREES([.K10])" office:value-type="float" office:value="4239.88768396809" calcext:value-type="float">
            <text:p>4239,88768396809</text:p>
          </table:table-cell>
          <table:table-cell table:formula="of:=IF([.K10]&gt;=50 ;&quot;geçti&quot;;&quot;kaldı&quot;)" office:value-type="string" office:string-value="geçti" calcext:value-type="string">
            <text:p>geçt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ERVE AK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AVERAGE([.D11];[.E11];[.F11];[.H11];[.I11])" office:value-type="float" office:value="88.2" calcext:value-type="float">
            <text:p>88,2</text:p>
          </table:table-cell>
          <table:table-cell table:formula="of:=DEGREES([.K11])" office:value-type="float" office:value="5053.48775305386" calcext:value-type="float">
            <text:p>5053,48775305386</text:p>
          </table:table-cell>
          <table:table-cell table:formula="of:=IF([.K11]&gt;=50 ;&quot;geçti&quot;;&quot;kaldı&quot;)" office:value-type="string" office:string-value="geçti" calcext:value-type="string">
            <text:p>geçti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 table:number-columns-spanned="4" table:number-rows-spanned="1">
            <text:p>En yüksek Not</text:p>
          </table:table-cell>
          <table:covered-table-cell table:number-columns-repeated="3" table:style-name="ce4"/>
          <table:table-cell table:formula="of:=MAX([.D2:.F11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4" table:number-rows-spanned="1">
            <text:p>en düşük not</text:p>
          </table:table-cell>
          <table:covered-table-cell table:number-columns-repeated="3" table:style-name="ce4"/>
          <table:table-cell table:formula="of:=MIN([.D2:.F11]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4" table:number-rows-spanned="1">
            <text:p>sınıf not ortalaması</text:p>
          </table:table-cell>
          <table:covered-table-cell table:number-columns-repeated="3" table:style-name="ce4"/>
          <table:table-cell table:formula="of:=AVERAGE([.D2:.I11])" office:value-type="float" office:value="82.22" calcext:value-type="float">
            <text:p>82,2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SERAY DİRMENCİ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1:56:45.974459938</meta:creation-date>
    <dc:date>2019-03-04T12:37:36.991877860</dc:date>
    <meta:editing-duration>PT8M19S</meta:editing-duration>
    <meta:editing-cycles>1</meta:editing-cycles>
    <meta:document-statistic meta:table-count="1" meta:cell-count="128" meta:object-count="0"/>
    <meta:generator>LibreOffice/5.2.7.2$Linux_ARM_EABI LibreOffice_project/20m0$Build-2</meta:generator>
  </office:meta>
</office:document-meta>
</file>